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7">
      <text:list-level-style-number text:level="1" text:style-name="WW_CharLFO7LVL1" style:num-suffix="." style:num-format="1">
        <style:list-level-properties/>
      </text:list-level-style-number>
      <text:list-level-style-number text:level="2" text:style-name="WW_CharLFO7LVL2" style:num-suffix="." style:num-format="1">
        <style:list-level-properties/>
      </text:list-level-style-number>
      <text:list-level-style-number text:level="3" text:style-name="WW_CharLFO7LVL3" style:num-suffix="." style:num-format="1">
        <style:list-level-properties/>
      </text:list-level-style-number>
      <text:list-level-style-number text:level="4" text:style-name="WW_CharLFO7LVL4" style:num-suffix="." style:num-format="1">
        <style:list-level-properties/>
      </text:list-level-style-number>
      <text:list-level-style-number text:level="5" text:style-name="WW_CharLFO7LVL5" style:num-suffix="." style:num-format="1">
        <style:list-level-properties/>
      </text:list-level-style-number>
      <text:list-level-style-number text:level="6" text:style-name="WW_CharLFO7LVL6" style:num-suffix="." style:num-format="1">
        <style:list-level-properties/>
      </text:list-level-style-number>
      <text:list-level-style-number text:level="7" text:style-name="WW_CharLFO7LVL7" style:num-suffix="." style:num-format="1">
        <style:list-level-properties/>
      </text:list-level-style-number>
      <text:list-level-style-number text:level="8" text:style-name="WW_CharLFO7LVL8" style:num-suffix="." style:num-format="1">
        <style:list-level-properties/>
      </text:list-level-style-number>
      <text:list-level-style-number text:level="9" text:style-name="WW_CharLFO7LVL9" style:num-suffix="." style:num-format="1">
        <style:list-level-properties/>
      </text:list-level-style-number>
    </text:list-style>
    <text:list-style style:name="LFO8">
      <text:list-level-style-number text:level="1" text:style-name="WW_CharLFO8LVL1" style:num-suffix="." style:num-format="1">
        <style:list-level-properties/>
      </text:list-level-style-number>
      <text:list-level-style-number text:level="2" text:style-name="WW_CharLFO8LVL2" style:num-suffix="." style:num-format="1">
        <style:list-level-properties/>
      </text:list-level-style-number>
      <text:list-level-style-number text:level="3" text:style-name="WW_CharLFO8LVL3" style:num-suffix="." style:num-format="1">
        <style:list-level-properties/>
      </text:list-level-style-number>
      <text:list-level-style-number text:level="4" text:style-name="WW_CharLFO8LVL4" style:num-suffix="." style:num-format="1">
        <style:list-level-properties/>
      </text:list-level-style-number>
      <text:list-level-style-number text:level="5" text:style-name="WW_CharLFO8LVL5" style:num-suffix="." style:num-format="1">
        <style:list-level-properties/>
      </text:list-level-style-number>
      <text:list-level-style-number text:level="6" text:style-name="WW_CharLFO8LVL6" style:num-suffix="." style:num-format="1">
        <style:list-level-properties/>
      </text:list-level-style-number>
      <text:list-level-style-number text:level="7" text:style-name="WW_CharLFO8LVL7" style:num-suffix="." style:num-format="1">
        <style:list-level-properties/>
      </text:list-level-style-number>
      <text:list-level-style-number text:level="8" text:style-name="WW_CharLFO8LVL8" style:num-suffix="." style:num-format="1">
        <style:list-level-properties/>
      </text:list-level-style-number>
      <text:list-level-style-number text:level="9" text:style-name="WW_CharLFO8LVL9" style:num-suffix="." style:num-format="1">
        <style:list-level-properties/>
      </text:list-level-style-number>
    </text:list-style>
    <text:list-style style:name="LFO9">
      <text:list-level-style-number text:level="1" text:style-name="WW_CharLFO9LVL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0%"/>
    </style:style>
    <style:style style:name="T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 fo:line-height="100%"/>
    </style:style>
    <style:style style:name="T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T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T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 fo:line-height="100%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 fo:line-height="100%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1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 fo:line-height="100%"/>
      <style:text-properties style:font-name="Times New Roman" style:font-name-complex="Times New Roman" fo:font-size="14pt" style:font-size-asian="14pt" style:font-size-complex="14pt" fo:language="ru" fo:country="RU"/>
    </style:style>
    <style:style style:name="P13" style:parent-style-name="Standard" style:family="paragraph">
      <style:paragraph-properties fo:text-align="center" fo:line-height="100%"/>
      <style:text-properties style:font-name="Times New Roman" style:font-name-complex="Times New Roman" fo:font-size="14pt" style:font-size-asian="14pt" style:font-size-complex="14pt" fo:language="ru" fo:country="RU"/>
    </style:style>
    <style:style style:name="P14" style:parent-style-name="FR1" style:family="paragraph">
      <style:paragraph-properties fo:text-align="center" fo:line-height="100%" fo:margin-left="0in" fo:text-indent="0in">
        <style:tab-stops/>
      </style:paragraph-properties>
    </style:style>
    <style:style style:name="T1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" style:parent-style-name="Standard" style:family="paragraph">
      <style:paragraph-properties fo:text-align="center" fo:line-height="100%"/>
    </style:style>
    <style:style style:name="T1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T1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19" style:parent-style-name="Standard" style:family="paragraph">
      <style:paragraph-properties fo:text-align="center" fo:line-height="100%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center" fo:line-height="100%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T2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T2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T2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27" style:parent-style-name="FR1" style:family="paragraph">
      <style:paragraph-properties fo:text-align="center" fo:line-height="100%" fo:margin-left="0in" fo:text-indent="0in">
        <style:tab-stops/>
      </style:paragraph-properties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0" style:parent-style-name="FR1" style:family="paragraph">
      <style:paragraph-properties fo:text-align="center" fo:line-height="100%" fo:margin-left="0in" fo:text-indent="0.3895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1" style:parent-style-name="Standard" style:family="paragraph">
      <style:paragraph-properties fo:line-height="100%" fo:text-indent="0.3895in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 fo:language="ru" fo:country="RU"/>
    </style:style>
    <style:style style:name="P32" style:parent-style-name="Standard" style:family="paragraph">
      <style:paragraph-properties fo:line-height="100%" fo:margin-left="3.5437in">
        <style:tab-stops>
          <style:tab-stop style:type="left" style:position="4.5333in"/>
          <style:tab-stop style:type="left" style:position="5.8673in"/>
          <style:tab-stop style:type="left" style:position="6.1034in"/>
        </style:tab-stops>
      </style:paragraph-properties>
    </style:style>
    <style:style style:name="T33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uk" fo:country="UA"/>
    </style:style>
    <style:style style:name="T3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uk" fo:country="UA"/>
    </style:style>
    <style:style style:name="T3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3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37" style:parent-style-name="Standard" style:family="paragraph">
      <style:paragraph-properties fo:line-height="100%" fo:margin-left="3.5437in">
        <style:tab-stops>
          <style:tab-stop style:type="left" style:position="4.5333in"/>
          <style:tab-stop style:type="left" style:position="5.1472in"/>
          <style:tab-stop style:type="left" style:position="6.1034in"/>
        </style:tab-stops>
      </style:paragraph-properties>
    </style:style>
    <style:style style:name="T38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ru" fo:country="RU"/>
    </style:style>
    <style:style style:name="P39" style:parent-style-name="Standard" style:family="paragraph">
      <style:paragraph-properties fo:line-height="100%" fo:margin-left="3.5437in">
        <style:tab-stops>
          <style:tab-stop style:type="left" style:position="4.5333in"/>
          <style:tab-stop style:type="left" style:position="5.1in"/>
          <style:tab-stop style:type="left" style:position="5.8673in"/>
          <style:tab-stop style:type="left" style:position="6.1034in"/>
        </style:tab-stops>
      </style:paragraph-properties>
    </style:style>
    <style:style style:name="T4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ru" fo:country="RU"/>
    </style:style>
    <style:style style:name="T4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ru" fo:country="RU"/>
    </style:style>
    <style:style style:name="T42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43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4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4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ru" fo:country="RU"/>
    </style:style>
    <style:style style:name="P46" style:parent-style-name="Standard" style:family="paragraph">
      <style:paragraph-properties fo:line-height="100%" fo:margin-left="3.5437in">
        <style:tab-stops>
          <style:tab-stop style:type="left" style:position="4.5333in"/>
          <style:tab-stop style:type="left" style:position="5.1in"/>
          <style:tab-stop style:type="left" style:position="5.8673in"/>
          <style:tab-stop style:type="left" style:position="6.1034in"/>
        </style:tab-stops>
      </style:paragraph-properties>
    </style:style>
    <style:style style:name="T47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ru" fo:country="RU"/>
    </style:style>
    <style:style style:name="T48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ru" fo:country="RU"/>
    </style:style>
    <style:style style:name="P49" style:parent-style-name="Standard" style:family="paragraph">
      <style:paragraph-properties fo:line-height="100%" fo:margin-left="3.5437in">
        <style:tab-stops>
          <style:tab-stop style:type="left" style:position="4.5333in"/>
          <style:tab-stop style:type="left" style:position="5.8673in"/>
          <style:tab-stop style:type="left" style:position="6.1034in"/>
        </style:tab-stops>
      </style:paragraph-properties>
    </style:style>
    <style:style style:name="T50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ru" fo:country="RU"/>
    </style:style>
    <style:style style:name="T5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name="T52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5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ru" fo:country="RU"/>
    </style:style>
    <style:style style:name="T5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ru" fo:country="RU"/>
    </style:style>
    <style:style style:name="P55" style:parent-style-name="Standard" style:family="paragraph">
      <style:paragraph-properties fo:line-height="100%" fo:margin-left="3.5437in">
        <style:tab-stops>
          <style:tab-stop style:type="left" style:position="4.5333in"/>
          <style:tab-stop style:type="left" style:position="5.8673in"/>
          <style:tab-stop style:type="left" style:position="6.1034in"/>
        </style:tab-stops>
      </style:paragraph-properties>
    </style:style>
    <style:style style:name="T5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ru" fo:country="RU"/>
    </style:style>
    <style:style style:name="P57" style:parent-style-name="Standard" style:family="paragraph">
      <style:paragraph-properties fo:line-height="100%" fo:margin-left="3.5437in">
        <style:tab-stops>
          <style:tab-stop style:type="left" style:position="4.5333in"/>
          <style:tab-stop style:type="left" style:position="5.1in"/>
          <style:tab-stop style:type="left" style:position="5.8673in"/>
          <style:tab-stop style:type="left" style:position="6.1034in"/>
        </style:tab-stops>
      </style:paragraph-properties>
    </style:style>
    <style:style style:name="T5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ru" fo:country="RU"/>
    </style:style>
    <style:style style:name="T5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ru" fo:country="RU"/>
    </style:style>
    <style:style style:name="P60" style:parent-style-name="Heading8" style:family="paragraph">
      <style:paragraph-properties fo:margin-top="0in"/>
      <style:text-properties style:font-name="Times New Roman" style:font-name-complex="Times New Roman" fo:font-size="14pt" style:font-size-asian="14pt" style:font-size-complex="14pt"/>
    </style:style>
    <style:style style:name="P61" style:parent-style-name="Heading8" style:family="paragraph">
      <style:paragraph-properties fo:margin-top="0in"/>
      <style:text-properties style:font-name="Times New Roman" style:font-name-complex="Times New Roman" fo:font-size="14pt" style:font-size-asian="14pt" style:font-size-complex="14pt"/>
    </style:style>
    <style:style style:name="P62" style:parent-style-name="Heading8" style:family="paragraph">
      <style:paragraph-properties fo:text-align="start" fo:margin-top="0in"/>
      <style:text-properties style:font-name="Times New Roman" style:font-name-complex="Times New Roman" fo:font-size="14pt" style:font-size-asian="14pt" style:font-size-complex="14pt"/>
    </style:style>
    <style:style style:name="P63" style:parent-style-name="Heading8" style:family="paragraph">
      <style:paragraph-properties fo:margin-top="0in"/>
    </style:style>
    <style:style style:name="T64" style:parent-style-name="Основнойшрифтабзаца" style:family="text">
      <style:text-properties style:font-name="Times New Roman" style:font-name-complex="Times New Roman" fo:font-weight="normal" style:font-weight-asian="normal" fo:font-size="14pt" style:font-size-asian="14pt" style:font-size-complex="14pt"/>
    </style:style>
    <style:style style:name="P65" style:parent-style-name="Textbody" style:family="paragraph">
      <style:paragraph-properties fo:margin-bottom="0in"/>
      <style:text-properties fo:language="ru" fo:country="RU"/>
    </style:style>
    <style:style style:name="P66" style:parent-style-name="Textbody" style:family="paragraph">
      <style:paragraph-properties fo:margin-bottom="0in"/>
      <style:text-properties fo:language="ru" fo:country="RU"/>
    </style:style>
    <style:style style:name="P67" style:parent-style-name="Textbody" style:family="paragraph">
      <style:paragraph-properties fo:margin-bottom="0in"/>
      <style:text-properties fo:language="ru" fo:country="RU"/>
    </style:style>
    <style:style style:name="P68" style:parent-style-name="Standard" style:family="paragraph">
      <style:paragraph-properties fo:text-align="center" fo:line-height="150%"/>
    </style:style>
    <style:style style:name="T6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70" style:parent-style-name="Standard" style:family="paragraph">
      <style:paragraph-properties fo:text-align="center" fo:margin-bottom="0in" fo:line-height="150%" fo:margin-left="-0.6895in" fo:text-indent="0.625in">
        <style:tab-stops/>
      </style:paragraph-properties>
    </style:style>
    <style:style style:name="T7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T7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T7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T7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T7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T7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77" style:parent-style-name="Standard" style:family="paragraph">
      <style:paragraph-properties fo:text-align="justify" fo:margin-bottom="0in" fo:line-height="150%" fo:margin-left="-0.6895in" fo:text-indent="0.625in">
        <style:tab-stops/>
      </style:paragraph-properties>
    </style:style>
    <style:style style:name="T7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79" style:parent-style-name="Standard" style:family="paragraph">
      <style:paragraph-properties fo:text-align="justify" fo:margin-bottom="0in" fo:line-height="150%" fo:margin-left="-0.6895in" fo:text-indent="0.625in">
        <style:tab-stops/>
      </style:paragraph-properties>
    </style:style>
    <style:style style:name="T8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ableColumn85" style:family="table-column">
      <style:table-column-properties style:column-width="3.2486in" style:use-optimal-column-width="false"/>
    </style:style>
    <style:style style:name="TableColumn86" style:family="table-column">
      <style:table-column-properties style:column-width="3.2479in" style:use-optimal-column-width="false"/>
    </style:style>
    <style:style style:name="Table84" style:family="table">
      <style:table-properties style:width="6.4965in" fo:margin-left="0.0312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uk" fo:country="UA"/>
    </style:style>
    <style:style style:name="TableCell90" style:family="table-cell">
      <style:table-cell-properties fo:border-top="0.0034in solid #000000" fo:border-left="0.0034in solid #000000" fo:border-bottom="none" fo:border-right="0.0034in solid #000000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uk" fo:country="UA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" style:parent-style-name="Безинтервала" style:list-style-name="LFO7" style:family="paragraph"/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96" style:parent-style-name="Безинтервала" style:list-style-name="LFO7" style:family="paragraph"/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99" style:parent-style-name="Безинтервала" style:list-style-name="LFO7" style:family="paragraph"/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01" style:parent-style-name="Безинтервала" style:list-style-name="LFO7" style:family="paragraph"/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03" style:parent-style-name="Безинтервала" style:list-style-name="LFO7" style:family="paragraph"/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05" style:parent-style-name="Безинтервала" style:list-style-name="LFO7" style:family="paragraph"/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07" style:parent-style-name="Безинтервала" style:list-style-name="LFO7" style:family="paragraph"/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13" style:parent-style-name="Безинтервала" style:list-style-name="LFO7" style:family="paragraph"/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16" style:parent-style-name="Безинтервала" style:list-style-name="LFO7" style:family="paragraph"/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18" style:parent-style-name="Безинтервала" style:list-style-name="LFO7" style:family="paragraph"/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21" style:parent-style-name="Безинтервала" style:list-style-name="LFO7" style:family="paragraph"/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23" style:parent-style-name="Безинтервала" style:list-style-name="LFO7" style:family="paragraph"/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25" style:parent-style-name="Безинтервала" style:list-style-name="LFO7" style:family="paragraph"/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27" style:parent-style-name="Безинтервала" style:list-style-name="LFO7" style:family="paragraph"/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31" style:parent-style-name="Безинтервала" style:list-style-name="LFO7" style:family="paragraph"/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ableCell1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4" style:parent-style-name="Безинтервала" style:list-style-name="LFO8" style:family="paragraph"/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37" style:parent-style-name="Безинтервала" style:list-style-name="LFO8" style:family="paragraph"/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39" style:parent-style-name="Безинтервала" style:list-style-name="LFO8" style:family="paragraph"/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41" style:parent-style-name="Безинтервала" style:list-style-name="LFO8" style:family="paragraph"/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43" style:parent-style-name="Безинтервала" style:family="paragraph">
      <style:text-properties style:font-name="Times New Roman" fo:font-size="14pt" style:font-size-asian="14pt" style:font-size-complex="14pt" fo:language="uk" fo:country="UA"/>
    </style:style>
    <style:style style:name="P144" style:parent-style-name="Standard" style:family="paragraph">
      <style:paragraph-properties fo:text-align="justify" fo:margin-bottom="0.0833in" style:line-height-at-least="0.25in"/>
    </style:style>
    <style:style style:name="T14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146" style:parent-style-name="Standard" style:list-style-name="LFO9" style:family="paragraph">
      <style:paragraph-properties fo:text-align="justify" fo:margin-bottom="0.0833in" style:line-height-at-least="0.25in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48" style:parent-style-name="Standard" style:list-style-name="LFO9" style:family="paragraph">
      <style:paragraph-properties fo:text-align="justify" fo:margin-bottom="0.0833in" style:line-height-at-least="0.25in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50" style:parent-style-name="Standard" style:family="paragraph">
      <style:paragraph-properties fo:text-align="justify" fo:margin-bottom="0.0833in" style:line-height-at-least="0.25in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53" style:parent-style-name="Standard" style:list-style-name="LFO9" style:family="paragraph">
      <style:paragraph-properties fo:text-align="justify" fo:margin-bottom="0.0833in" style:line-height-at-least="0.25in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55" style:parent-style-name="Standard" style:family="paragraph">
      <style:paragraph-properties fo:text-align="justify" fo:margin-bottom="0.0833in" style:line-height-at-least="0.25in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P157" style:parent-style-name="LTGliederung10" style:family="paragraph">
      <style:paragraph-properties fo:margin-top="0.1388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8" style:parent-style-name="LTGliederung10" style:family="paragraph">
      <style:paragraph-properties fo:margin-top="0.1388in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0" style:parent-style-name="Standard" style:list-style-name="LFO9" style:family="paragraph">
      <style:paragraph-properties fo:text-align="justify" fo:margin-bottom="0.0833in" style:line-height-at-least="0.25in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62" style:parent-style-name="Standard" style:family="paragraph">
      <style:paragraph-properties fo:text-align="justify" fo:margin-bottom="0.0833in" style:line-height-at-least="0.25in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uk" fo:country="UA"/>
    </style:style>
    <style:style style:name="P165" style:parent-style-name="LTGliederung10" style:family="paragraph">
      <style:paragraph-properties fo:text-align="justify" fo:margin-bottom="0.0833in" style:line-height-at-least="0.25in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uk" fo:country="UA"/>
    </style:style>
    <style:style style:name="P167" style:parent-style-name="LTGliederung10" style:family="paragraph">
      <style:paragraph-properties fo:margin-top="0.1388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8" style:parent-style-name="LTGliederung10" style:family="paragraph">
      <style:paragraph-properties fo:margin-top="0.1388in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0" style:parent-style-name="Standard" style:family="paragraph">
      <style:paragraph-properties fo:text-align="justify" fo:margin-bottom="0.0833in" style:line-height-at-least="0.25in" fo:margin-left="-0.6895in" fo:text-indent="0.625in">
        <style:tab-stops/>
      </style:paragraph-properties>
    </style:style>
    <style:style style:name="T17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uk" fo:country="UA"/>
    </style:style>
    <style:style style:name="P172" style:parent-style-name="Standard" style:family="paragraph">
      <style:paragraph-properties fo:margin-bottom="0.0833in" style:line-height-at-least="0.25in" fo:margin-left="-0.6895in">
        <style:tab-stops/>
      </style:paragraph-properties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color="#202122" fo:font-size="14pt" style:font-size-asian="14pt" style:font-size-complex="14pt" fo:language="uk" fo:country="UA" style:language-asian="ru" style:country-asian="RU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</office:automatic-styles>
  <office:body>
    <office:text text:use-soft-page-breaks="true">
      <text:p text:style-name="P1"><text:span text:style-name="T2">МІНІСТЕРСТВО ОСВІТИ І НАУКИ УКРАЇНИ</text:span></text:p>
      <text:p text:style-name="P3"><text:span text:style-name="T4">Чорноморський національний університет<text:s/></text:span><text:span text:style-name="T5"><text:line-break/></text:span><text:span text:style-name="T6">імені Петра Могили</text:span></text:p>
      <text:p text:style-name="P7"><text:span text:style-name="T8">Факультет комп’ютерних наук</text:span></text:p>
      <text:p text:style-name="P9"><text:span text:style-name="T10">Кафедра інженерії программного забезпечення</text:span></text:p>
      <text:p text:style-name="P11"/>
      <text:p text:style-name="P12"/>
      <text:p text:style-name="P13"/>
      <text:p text:style-name="P14"><text:span text:style-name="T15">ЗВІТ</text:span></text:p>
      <text:p text:style-name="P16"><text:span text:style-name="T17">З<text:s/></text:span><text:span text:style-name="T18">ЛАБОРАТОРНОЇ РОБОТИ №1</text:span></text:p>
      <text:p text:style-name="P19"><text:span text:style-name="T20">З дисциплін «Основи программної інженерії»</text:span></text:p>
      <text:p text:style-name="P21"><text:span text:style-name="T22">на тему:<text:s/></text:span><text:span text:style-name="T23">«</text:span><text:bookmark-start text:name="_GoBack11"/><text:span text:style-name="T24">Інженерія вимог</text:span><text:bookmark-end text:name="_GoBack11"/><text:span text:style-name="T25">. Створення вимог</text:span><text:span text:style-name="T26">»</text:span></text:p>
      <text:p text:style-name="P27"><text:span text:style-name="T28">121–ЛР.02–</text:span><text:span text:style-name="T29">109.22010924</text:span></text:p>
      <text:p text:style-name="P30"/>
      <text:p text:style-name="P31"/>
      <text:p text:style-name="P32"><text:span text:style-name="T33">Виконала</text:span><text:span text:style-name="T34">: студентка 1 курсу, групи 109 спеціальність 121 «Інженерія програмного забезпечення» ________________</text:span><text:span text:style-name="T35">А. В.<text:s/></text:span><text:span text:style-name="T36">Шевченко</text:span></text:p>
      <text:p text:style-name="P37"><text:span text:style-name="T38"><text:tab/>(підпис, ініціали)</text:span></text:p>
      <text:p text:style-name="P39"><text:span text:style-name="T40"><text:tab/></text:span><text:span text:style-name="T41"><text:s text:c="7"/>__</text:span><text:span text:style-name="T42">____</text:span><text:span text:style-name="T43">30.09</text:span><text:span text:style-name="T44">.2020__________<text:s/></text:span><text:span text:style-name="T45">__</text:span></text:p>
      <text:p text:style-name="P46"><text:span text:style-name="T47"><text:tab/></text:span><text:span text:style-name="T48"><text:tab/><text:s/>(дата)</text:span></text:p>
      <text:p text:style-name="P49"><text:span text:style-name="T50">Перевірив</text:span><text:span text:style-name="T51">: викл. кафедри ІПЗ<text:s/></text:span><text:span text:style-name="T52">____________Є. О. Давиденко<text:s/></text:span><text:span text:style-name="T53"><text:tab/></text:span><text:span text:style-name="T54"><text:tab/>(підпис, ініціали)</text:span></text:p>
      <text:p text:style-name="P55"><text:span text:style-name="T56">___________________________</text:span></text:p>
      <text:p text:style-name="P57"><text:span text:style-name="T58"><text:tab/></text:span><text:span text:style-name="T59"><text:tab/><text:s/>(дата)</text:span></text:p>
      <text:p text:style-name="P60"/>
      <text:p text:style-name="P61"/>
      <text:p text:style-name="P62"/>
      <text:p text:style-name="P63"><text:span text:style-name="T64">м.Миколаїв – 2020р.</text:span></text:p>
      <text:p text:style-name="P65"/>
      <text:p text:style-name="P66"/>
      <text:p text:style-name="P67"/>
      <text:soft-page-break/>
      <text:p text:style-name="P68"><text:span text:style-name="T69">Лабораторна робота №2</text:span></text:p>
      <text:p text:style-name="P70"><text:span text:style-name="T71">Тема:<text:s/></text:span><text:bookmark-start text:name="_GoBack1"/><text:span text:style-name="T72">Інженерія вимог</text:span><text:bookmark-end text:name="_GoBack1"/><text:span text:style-name="T73">. Створення вимог.<text:s/></text:span><text:span text:style-name="T74"><text:s/></text:span><text:span text:style-name="T75">Сервіс</text:span><text:span text:style-name="T76"><text:s/>обміну медіа контентом «Instagram»</text:span></text:p>
      <text:p text:style-name="P77"><text:span text:style-name="T78">Мета: дослідити інженерійні вимоги.</text:span></text:p>
      <text:p text:style-name="P79"><text:span text:style-name="T80">Завдання 1.<text:s/></text:span><text:span text:style-name="T81">На основі першої лабораторно</text:span><text:span text:style-name="T82">ї</text:span><text:span text:style-name="T83"><text:s/>роботи класти список вимог.</text:span></text:p>
      <table:table table:style-name="Table84">
        <table:table-columns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Функціональні</text:p>
          </table:table-cell>
          <table:table-cell table:style-name="TableCell90">
            <text:p text:style-name="P91">Нефункціональні</text:p>
          </table:table-cell>
        </table:table-row>
        <table:table-row table:style-name="TableRow92">
          <table:table-cell table:style-name="TableCell93">
            <text:list text:style-name="LFO7" text:continue-numbering="true">
              <text:list-item>
                <text:p text:style-name="P94"><text:span text:style-name="T95">Реєстрація користувача: електронна пошта, номер телефону, ім’я акаунта;</text:span></text:p>
              </text:list-item>
              <text:list-item>
                <text:p text:style-name="P96"><text:span text:style-name="T97">Пошук<text:s/></text:span><text:span text:style-name="T98">товарів/людей/каналів;</text:span></text:p>
              </text:list-item>
              <text:list-item>
                <text:p text:style-name="P99"><text:span text:style-name="T100">Direct: надіслати повідомлення;</text:span></text:p>
              </text:list-item>
              <text:list-item>
                <text:p text:style-name="P101"><text:span text:style-name="T102">Сортування вхідних повідомлень: основні та загальні;</text:span></text:p>
              </text:list-item>
              <text:list-item>
                <text:p text:style-name="P103"><text:span text:style-name="T104">Прямий ефір: запросити підписників до перегляду прямої трансляції;</text:span></text:p>
              </text:list-item>
              <text:list-item>
                <text:p text:style-name="P105"><text:span text:style-name="T106">Онлайн телебачення в Instagram;</text:span></text:p>
              </text:list-item>
              <text:list-item>
                <text:p text:style-name="P107"><text:span text:style-name="T108">Посилання на<text:s/></text:span><text:span text:style-name="T109">Telegram</text:span><text:span text:style-name="T110">-канал та<text:s/></text:span><text:span text:style-name="T111">YouTube</text:span><text:span text:style-name="T112">-канал;</text:span></text:p>
              </text:list-item>
              <text:list-item>
                <text:p text:style-name="P113"><text:span text:style-name="T114">В</text:span><text:span text:style-name="T115">ідеозв’язок;</text:span></text:p>
              </text:list-item>
              <text:list-item>
                <text:p text:style-name="P116"><text:span text:style-name="T117">Особисті та бізнес-акаунти;</text:span></text:p>
              </text:list-item>
              <text:list-item>
                <text:p text:style-name="P118"><text:span text:style-name="T119">Stories</text:span><text:span text:style-name="T120">;</text:span></text:p>
              </text:list-item>
              <text:list-item>
                <text:p text:style-name="P121"><text:span text:style-name="T122">Обробка фото та відео;</text:span></text:p>
              </text:list-item>
              <text:list-item>
                <text:p text:style-name="P123"><text:span text:style-name="T124">Пости: публікація фото/відео;</text:span></text:p>
              </text:list-item>
              <text:list-item>
                <text:p text:style-name="P125"><text:span text:style-name="T126">Коментарі;</text:span></text:p>
              </text:list-item>
              <text:list-item>
                <text:p text:style-name="P127"><text:span text:style-name="T128">Обрані: підписникі, які мають можливість дивитися ваші<text:s/></text:span><text:span text:style-name="T129">Stories</text:span><text:span text:style-name="T130">, яких не бачать інші;</text:span></text:p>
              </text:list-item>
              <text:list-item>
                <text:p text:style-name="P131"><text:span text:style-name="T132">Архів публікацій.</text:span></text:p>
              </text:list-item>
            </text:list>
          </table:table-cell>
          <table:table-cell table:style-name="TableCell133">
            <text:p text:style-name="Безинтервала"/>
            <text:list text:style-name="LFO8" text:continue-numbering="true">
              <text:list-item>
                <text:p text:style-name="P134"><text:span text:style-name="T135">Пересилати надіслані<text:s/></text:span><text:span text:style-name="T136">повідомлення;</text:span></text:p>
              </text:list-item>
              <text:list-item>
                <text:p text:style-name="P137"><text:span text:style-name="T138">Переглядати медіафайли у повідомленнях;</text:span></text:p>
              </text:list-item>
              <text:list-item>
                <text:p text:style-name="P139"><text:span text:style-name="T140">Створювати плейліст;</text:span></text:p>
              </text:list-item>
              <text:list-item>
                <text:p text:style-name="P141"><text:span text:style-name="T142">Редагувати архівовані публікації</text:span></text:p>
              </text:list-item>
            </text:list>
            <text:p text:style-name="P143"/>
          </table:table-cell>
        </table:table-row>
      </table:table>
      <text:p text:style-name="P144"><text:span text:style-name="T145">Контрольні запитання</text:span></text:p>
      <text:list text:style-name="LFO9" text:continue-numbering="true">
        <text:list-item>
          <text:p text:style-name="P146"><text:span text:style-name="T147">Які є моделі життєвого циклу?</text:span></text:p>
        </text:list-item>
        <text:list-item>
          <text:p text:style-name="P148"><text:span text:style-name="T149">Які дві основні групи вимог?</text:span></text:p>
        </text:list-item>
      </text:list>
      <text:p text:style-name="P150"><text:span text:style-name="T151">Основними групами вимог є функціональні вимоги та нефункціональні<text:s/></text:span><text:span text:style-name="T152">вимоги.</text:span></text:p>
      <text:list text:style-name="LFO9" text:continue-numbering="true">
        <text:list-item>
          <text:p text:style-name="P153"><text:span text:style-name="T154">Опишіть алгоритм формування вимог до програмного забезпечення на основ існуючої системи?</text:span></text:p>
        </text:list-item>
      </text:list>
      <text:soft-page-break/>
      <text:p text:style-name="P155"><text:span text:style-name="T156">Визначення структури діючої структури;</text:span></text:p>
      <text:p text:style-name="P157">Узагальнення виявлених на першому етапі функцій та особливостей;</text:p>
      <text:p text:style-name="P158"><text:span text:style-name="T159">логічне розширення функцій, виявлених на другому кроці.</text:span></text:p>
      <text:list text:style-name="LFO9" text:continue-numbering="true">
        <text:list-item>
          <text:p text:style-name="P160"><text:span text:style-name="T161">Хто такий К. Вігерс та який поділ вимог він наводить у своїх роботах?</text:span></text:p>
        </text:list-item>
      </text:list>
      <text:p text:style-name="P162"><text:span text:style-name="T163">К. Вігерс видатний американський вчений, який є автором відомої схеми Вігерса.<text:s/></text:span><text:span text:style-name="T164">Карл Вігерс визначає три рівні вимог до програмного забезпечення:</text:span></text:p>
      <text:p text:style-name="P165"><text:span text:style-name="T166">Бізнес-вимоги;</text:span></text:p>
      <text:p text:style-name="P167">Вимоги користувача;</text:p>
      <text:p text:style-name="P168"><text:span text:style-name="T169">Функціональні вимоги.</text:span></text:p>
      <text:p text:style-name="P170"><text:span text:style-name="T171">Висновок:</text:span></text:p>
      <text:p text:style-name="P172"><text:span text:style-name="T173">Досліджено види інженерійних вимог.<text:s/></text:span><text:span text:style-name="T174">Проаналізовано <text:s/>предметну область «</text:span><text:span text:style-name="T175">Сервіс обміну медіа контентом». Ознайщмлено з інформацією про К. Вігерса та його досягнення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Heading8" style:display-name="Heading 8" style:family="paragraph" style:parent-style-name="Standard" style:next-style-name="Textbody" style:default-outline-level="8">
      <style:paragraph-properties fo:keep-with-next="always" fo:text-align="center" fo:margin-top="0.2222in" fo:margin-bottom="0in" fo:line-height="100%"/>
      <style:text-properties style:font-name="Arial" style:font-name-asian="Times New Roman" style:font-name-complex="Arial" fo:font-weight="bold" style:font-weight-asian="bold" style:font-style-complex="italic" fo:font-size="10pt" style:font-size-asian="10pt" style:font-size-complex="12pt" fo:language="uk" fo:country="UA" fo:hyphenate="false"/>
    </style:style>
    <style:style style:name="Безинтервала" style:display-name="Без интервала" style:family="paragraph">
      <style:paragraph-properties fo:widows="2" fo:orphans="2" fo:margin-bottom="0in" fo:line-height="100%"/>
      <style:text-properties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R1" style:display-name="FR1" style:family="paragraph">
      <style:paragraph-properties fo:text-align="justify" fo:margin-bottom="0in" fo:line-height="125%" fo:margin-left="0.0277in" fo:text-indent="0.1666in">
        <style:tab-stops/>
      </style:paragraph-properties>
      <style:text-properties style:font-name="Arial" style:font-name-asian="Times New Roman" style:font-name-complex="Arial" fo:font-size="8pt" style:font-size-asian="8pt" style:font-size-complex="8pt" fo:language="uk" fo:country="UA" style:language-asian="ru" style:country-asian="RU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" style:display-name="???????" style:family="paragraph">
      <style:paragraph-properties style:text-autospace="none" fo:margin-bottom="0in" style:line-height-at-least="0.1388in"/>
      <style:text-properties style:font-name="Mangal" style:font-name-asian="Mangal" style:font-name-complex="Mangal" fo:font-size="18pt" style:font-size-asian="18pt" style:font-size-complex="18pt" fo:hyphenate="false"/>
    </style:style>
    <style:style style:name="E0" style:display-name="?????? ?? ????????" style:family="paragraph" style:parent-style-name="E">
      <style:text-properties fo:hyphenate="false"/>
    </style:style>
    <style:style style:name="E1" style:display-name="?????? ? ?????" style:family="paragraph" style:parent-style-name="E">
      <style:text-properties fo:hyphenate="false"/>
    </style:style>
    <style:style style:name="E2" style:display-name="?????? ??? ???????" style:family="paragraph" style:parent-style-name="E">
      <style:text-properties fo:hyphenate="false"/>
    </style:style>
    <style:style style:name="E3" style:display-name="?????? ??? ??????? ? ???????" style:family="paragraph" style:parent-style-name="E">
      <style:text-properties fo:hyphenate="false"/>
    </style:style>
    <style:style style:name="E4" style:display-name="?????" style:family="paragraph" style:parent-style-name="E">
      <style:text-properties fo:hyphenate="false"/>
    </style:style>
    <style:style style:name="E5" style:display-name="???????? ?????" style:family="paragraph" style:parent-style-name="E">
      <style:text-properties fo:hyphenate="false"/>
    </style:style>
    <style:style style:name="E6" style:display-name="???????????? ?????? ?? ??????" style:family="paragraph" style:parent-style-name="E">
      <style:text-properties fo:hyphenate="false"/>
    </style:style>
    <style:style style:name="E7" style:display-name="?????? ?????? ? ????????" style:family="paragraph" style:parent-style-name="E">
      <style:paragraph-properties fo:text-indent="0.2361in"/>
      <style:text-properties fo:hyphenate="false"/>
    </style:style>
    <style:style style:name="E8" style:display-name="????????" style:family="paragraph" style:parent-style-name="E">
      <style:text-properties fo:hyphenate="false"/>
    </style:style>
    <style:style style:name="E9" style:display-name="???????? 1" style:family="paragraph" style:parent-style-name="E">
      <style:paragraph-properties fo:text-align="center"/>
      <style:text-properties fo:hyphenate="false"/>
    </style:style>
    <style:style style:name="Ea" style:display-name="???????? 2" style:family="paragraph" style:parent-style-name="E">
      <style:paragraph-properties fo:text-align="center" fo:margin-top="0.0395in" fo:margin-bottom="0.0395in" fo:margin-right="0.0784in"/>
      <style:text-properties fo:hyphenate="false"/>
    </style:style>
    <style:style style:name="Eb" style:display-name="?????????" style:family="paragraph" style:parent-style-name="E">
      <style:paragraph-properties fo:margin-top="0.1652in" fo:margin-bottom="0.0826in"/>
      <style:text-properties fo:hyphenate="false"/>
    </style:style>
    <style:style style:name="Ec" style:display-name="????????? 1" style:family="paragraph" style:parent-style-name="E">
      <style:paragraph-properties fo:margin-top="0.1652in" fo:margin-bottom="0.0826in"/>
      <style:text-properties fo:hyphenate="false"/>
    </style:style>
    <style:style style:name="Ed" style:display-name="????????? 2" style:family="paragraph" style:parent-style-name="E">
      <style:paragraph-properties fo:margin-top="0.1652in" fo:margin-bottom="0.0826in"/>
      <style:text-properties fo:hyphenate="false"/>
    </style:style>
    <style:style style:name="Ee" style:display-name="????????? ?????" style:family="paragraph" style:parent-style-name="E">
      <style:text-properties fo:hyphenate="false"/>
    </style:style>
    <style:style style:name="LTGliederung1" style:display-name="???????~LT~Gliederung 1" style:family="paragraph">
      <style:paragraph-properties style:text-autospace="none" fo:margin-bottom="0.1965in" fo:line-height="90%"/>
      <style:text-properties style:font-name="Mangal" style:font-name-asian="Mangal" style:font-name-complex="Mangal" fo:color="#000000" fo:font-size="28pt" style:font-size-asian="28pt" style:font-size-complex="28pt" fo:hyphenate="false"/>
    </style:style>
    <style:style style:name="LTGliederung2" style:display-name="???????~LT~Gliederung 2" style:family="paragraph" style:parent-style-name="LTGliederung1">
      <style:paragraph-properties fo:margin-bottom="0.1576in"/>
      <style:text-properties fo:font-size="20pt" style:font-size-asian="20pt" style:font-size-complex="20pt" fo:hyphenate="false"/>
    </style:style>
    <style:style style:name="LTGliederung3" style:display-name="???????~LT~Gliederung 3" style:family="paragraph" style:parent-style-name="LTGliederung2">
      <style:paragraph-properties fo:margin-bottom="0.118in"/>
      <style:text-properties fo:font-size="18pt" style:font-size-asian="18pt" style:font-size-complex="18pt" fo:hyphenate="false"/>
    </style:style>
    <style:style style:name="LTGliederung4" style:display-name="???????~LT~Gliederung 4" style:family="paragraph" style:parent-style-name="LTGliederung3">
      <style:paragraph-properties fo:margin-bottom="0.0784in"/>
      <style:text-properties fo:hyphenate="false"/>
    </style:style>
    <style:style style:name="LTGliederung5" style:display-name="???????~LT~Gliederung 5" style:family="paragraph" style:parent-style-name="LTGliederung4">
      <style:paragraph-properties fo:margin-bottom="0.0395in"/>
      <style:text-properties fo:font-size="20pt" style:font-size-asian="20pt" style:font-size-complex="20pt" fo:hyphenate="false"/>
    </style:style>
    <style:style style:name="LTGliederung6" style:display-name="???????~LT~Gliederung 6" style:family="paragraph" style:parent-style-name="LTGliederung5">
      <style:text-properties fo:hyphenate="false"/>
    </style:style>
    <style:style style:name="LTGliederung7" style:display-name="???????~LT~Gliederung 7" style:family="paragraph" style:parent-style-name="LTGliederung6">
      <style:text-properties fo:hyphenate="false"/>
    </style:style>
    <style:style style:name="LTGliederung8" style:display-name="???????~LT~Gliederung 8" style:family="paragraph" style:parent-style-name="LTGliederung7">
      <style:text-properties fo:hyphenate="false"/>
    </style:style>
    <style:style style:name="LTGliederung9" style:display-name="???????~LT~Gliederung 9" style:family="paragraph" style:parent-style-name="LTGliederung8">
      <style:text-properties fo:hyphenate="false"/>
    </style:style>
    <style:style style:name="LTTitel" style:display-name="???????~LT~Titel" style:family="paragraph">
      <style:paragraph-properties style:text-autospace="none" fo:line-height="90%"/>
      <style:text-properties style:font-name="Mangal" style:font-name-asian="Mangal" style:font-name-complex="Mangal" fo:color="#000000" fo:font-size="18pt" style:font-size-asian="18pt" style:font-size-complex="18pt" fo:hyphenate="false"/>
    </style:style>
    <style:style style:name="LTUntertitel" style:display-name="???????~LT~Untertitel" style:family="paragraph">
      <style:paragraph-properties style:text-autospace="none" fo:text-align="center"/>
      <style:text-properties style:font-name="Mangal" style:font-name-asian="Mangal" style:font-name-complex="Mangal" fo:font-size="32pt" style:font-size-asian="32pt" style:font-size-complex="32pt" fo:hyphenate="false"/>
    </style:style>
    <style:style style:name="LTNotizen" style:display-name="???????~LT~Notizen" style:family="paragraph">
      <style:paragraph-properties style:text-autospace="none" fo:margin-left="0.2361in" fo:text-indent="-0.2361in">
        <style:tab-stops/>
      </style:paragraph-properties>
      <style:text-properties style:font-name="Mangal" style:font-name-asian="Mangal" style:font-name-complex="Mangal" fo:font-size="20pt" style:font-size-asian="20pt" style:font-size-complex="20pt" fo:hyphenate="false"/>
    </style:style>
    <style:style style:name="LTHintergrundobjekte" style:display-name="???????~LT~Hintergrundobjekte" style:family="paragraph">
      <style:paragraph-properties style:text-autospace="none"/>
      <style:text-properties fo:hyphenate="false"/>
    </style:style>
    <style:style style:name="LTHintergrund" style:display-name="???????~LT~Hintergrund" style:family="paragraph">
      <style:paragraph-properties style:text-autospace="none"/>
      <style:text-properties fo:hyphenate="false"/>
    </style:style>
    <style:style style:name="default" style:display-name="default" style:family="paragraph">
      <style:paragraph-properties style:text-autospace="none" fo:margin-bottom="0in" style:line-height-at-least="0.1388in"/>
      <style:text-properties style:font-name="Mangal" style:font-name-asian="Mangal" style:font-name-complex="Mangal" fo:font-size="18pt" style:font-size-asian="18pt" style:font-size-complex="18pt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WW-" style:display-name="WW-?????????" style:family="paragraph">
      <style:paragraph-properties style:text-autospace="none" fo:line-height="90%"/>
      <style:text-properties style:font-name="Mangal" style:font-name-asian="Mangal" style:font-name-complex="Mangal" fo:color="#000000" fo:font-size="18pt" style:font-size-asian="18pt" style:font-size-complex="18pt" fo:hyphenate="false"/>
    </style:style>
    <style:style style:name="Ef" style:display-name="????????????" style:family="paragraph">
      <style:paragraph-properties style:text-autospace="none" fo:text-align="center"/>
      <style:text-properties style:font-name="Mangal" style:font-name-asian="Mangal" style:font-name-complex="Mangal" fo:font-size="32pt" style:font-size-asian="32pt" style:font-size-complex="32pt" fo:hyphenate="false"/>
    </style:style>
    <style:style style:name="Ef0" style:display-name="??????? ????" style:family="paragraph">
      <style:paragraph-properties style:text-autospace="none"/>
      <style:text-properties fo:hyphenate="false"/>
    </style:style>
    <style:style style:name="Ef1" style:display-name="???" style:family="paragraph">
      <style:paragraph-properties style:text-autospace="none"/>
      <style:text-properties fo:hyphenate="false"/>
    </style:style>
    <style:style style:name="Ef2" style:display-name="??????????" style:family="paragraph">
      <style:paragraph-properties style:text-autospace="none" fo:margin-left="0.2361in" fo:text-indent="-0.2361in">
        <style:tab-stops/>
      </style:paragraph-properties>
      <style:text-properties style:font-name="Mangal" style:font-name-asian="Mangal" style:font-name-complex="Mangal" fo:font-size="20pt" style:font-size-asian="20pt" style:font-size-complex="20pt" fo:hyphenate="false"/>
    </style:style>
    <style:style style:name="WW-1" style:display-name="WW-????????? 1" style:family="paragraph">
      <style:paragraph-properties style:text-autospace="none" fo:margin-bottom="0.1965in" fo:line-height="90%"/>
      <style:text-properties style:font-name="Mangal" style:font-name-asian="Mangal" style:font-name-complex="Mangal" fo:color="#000000" fo:font-size="28pt" style:font-size-asian="28pt" style:font-size-complex="28pt" fo:hyphenate="false"/>
    </style:style>
    <style:style style:name="WW-2" style:display-name="WW-????????? 2" style:family="paragraph" style:parent-style-name="WW-1">
      <style:paragraph-properties fo:margin-bottom="0.1576in"/>
      <style:text-properties fo:font-size="20pt" style:font-size-asian="20pt" style:font-size-complex="20pt" fo:hyphenate="false"/>
    </style:style>
    <style:style style:name="Ef3" style:display-name="????????? 3" style:family="paragraph" style:parent-style-name="WW-2">
      <style:paragraph-properties fo:margin-bottom="0.118in"/>
      <style:text-properties fo:font-size="18pt" style:font-size-asian="18pt" style:font-size-complex="18pt" fo:hyphenate="false"/>
    </style:style>
    <style:style style:name="Ef4" style:display-name="????????? 4" style:family="paragraph" style:parent-style-name="Ef3">
      <style:paragraph-properties fo:margin-bottom="0.0784in"/>
      <style:text-properties fo:hyphenate="false"/>
    </style:style>
    <style:style style:name="Ef5" style:display-name="????????? 5" style:family="paragraph" style:parent-style-name="Ef4">
      <style:paragraph-properties fo:margin-bottom="0.0395in"/>
      <style:text-properties fo:font-size="20pt" style:font-size-asian="20pt" style:font-size-complex="20pt" fo:hyphenate="false"/>
    </style:style>
    <style:style style:name="Ef6" style:display-name="????????? 6" style:family="paragraph" style:parent-style-name="Ef5">
      <style:text-properties fo:hyphenate="false"/>
    </style:style>
    <style:style style:name="Ef7" style:display-name="????????? 7" style:family="paragraph" style:parent-style-name="Ef6">
      <style:text-properties fo:hyphenate="false"/>
    </style:style>
    <style:style style:name="Ef8" style:display-name="????????? 8" style:family="paragraph" style:parent-style-name="Ef7">
      <style:text-properties fo:hyphenate="false"/>
    </style:style>
    <style:style style:name="Ef9" style:display-name="????????? 9" style:family="paragraph" style:parent-style-name="Ef8">
      <style:text-properties fo:hyphenate="false"/>
    </style:style>
    <style:style style:name="LTGliederung10" style:display-name="??????? 1~LT~Gliederung 1" style:family="paragraph">
      <style:paragraph-properties style:text-autospace="none" fo:margin-bottom="0.1965in" fo:line-height="90%"/>
      <style:text-properties style:font-name="Mangal" style:font-name-asian="Mangal" style:font-name-complex="Mangal" fo:color="#000000" fo:font-size="28pt" style:font-size-asian="28pt" style:font-size-complex="28pt" fo:hyphenate="false"/>
    </style:style>
    <style:style style:name="LTGliederung20" style:display-name="??????? 1~LT~Gliederung 2" style:family="paragraph" style:parent-style-name="LTGliederung10">
      <style:paragraph-properties fo:margin-bottom="0.1576in"/>
      <style:text-properties fo:font-size="20pt" style:font-size-asian="20pt" style:font-size-complex="20pt" fo:hyphenate="false"/>
    </style:style>
    <style:style style:name="LTGliederung30" style:display-name="??????? 1~LT~Gliederung 3" style:family="paragraph" style:parent-style-name="LTGliederung20">
      <style:paragraph-properties fo:margin-bottom="0.118in"/>
      <style:text-properties fo:font-size="18pt" style:font-size-asian="18pt" style:font-size-complex="18pt" fo:hyphenate="false"/>
    </style:style>
    <style:style style:name="LTGliederung40" style:display-name="??????? 1~LT~Gliederung 4" style:family="paragraph" style:parent-style-name="LTGliederung30">
      <style:paragraph-properties fo:margin-bottom="0.0784in"/>
      <style:text-properties fo:hyphenate="false"/>
    </style:style>
    <style:style style:name="LTGliederung50" style:display-name="??????? 1~LT~Gliederung 5" style:family="paragraph" style:parent-style-name="LTGliederung40">
      <style:paragraph-properties fo:margin-bottom="0.0395in"/>
      <style:text-properties fo:font-size="20pt" style:font-size-asian="20pt" style:font-size-complex="20pt" fo:hyphenate="false"/>
    </style:style>
    <style:style style:name="LTGliederung60" style:display-name="??????? 1~LT~Gliederung 6" style:family="paragraph" style:parent-style-name="LTGliederung50">
      <style:text-properties fo:hyphenate="false"/>
    </style:style>
    <style:style style:name="LTGliederung70" style:display-name="??????? 1~LT~Gliederung 7" style:family="paragraph" style:parent-style-name="LTGliederung60">
      <style:text-properties fo:hyphenate="false"/>
    </style:style>
    <style:style style:name="LTGliederung80" style:display-name="??????? 1~LT~Gliederung 8" style:family="paragraph" style:parent-style-name="LTGliederung70">
      <style:text-properties fo:hyphenate="false"/>
    </style:style>
    <style:style style:name="LTGliederung90" style:display-name="??????? 1~LT~Gliederung 9" style:family="paragraph" style:parent-style-name="LTGliederung80">
      <style:text-properties fo:hyphenate="false"/>
    </style:style>
    <style:style style:name="LTTitel0" style:display-name="??????? 1~LT~Titel" style:family="paragraph">
      <style:paragraph-properties style:text-autospace="none" fo:line-height="90%"/>
      <style:text-properties style:font-name="Mangal" style:font-name-asian="Mangal" style:font-name-complex="Mangal" fo:color="#000000" fo:font-size="18pt" style:font-size-asian="18pt" style:font-size-complex="18pt" fo:hyphenate="false"/>
    </style:style>
    <style:style style:name="LTUntertitel0" style:display-name="??????? 1~LT~Untertitel" style:family="paragraph">
      <style:paragraph-properties style:text-autospace="none" fo:text-align="center"/>
      <style:text-properties style:font-name="Mangal" style:font-name-asian="Mangal" style:font-name-complex="Mangal" fo:font-size="32pt" style:font-size-asian="32pt" style:font-size-complex="32pt" fo:hyphenate="false"/>
    </style:style>
    <style:style style:name="LTNotizen0" style:display-name="??????? 1~LT~Notizen" style:family="paragraph">
      <style:paragraph-properties style:text-autospace="none" fo:margin-left="0.2361in" fo:text-indent="-0.2361in">
        <style:tab-stops/>
      </style:paragraph-properties>
      <style:text-properties style:font-name="Mangal" style:font-name-asian="Mangal" style:font-name-complex="Mangal" fo:font-size="20pt" style:font-size-asian="20pt" style:font-size-complex="20pt" fo:hyphenate="false"/>
    </style:style>
    <style:style style:name="LTHintergrundobjekte0" style:display-name="??????? 1~LT~Hintergrundobjekte" style:family="paragraph">
      <style:paragraph-properties style:text-autospace="none"/>
      <style:text-properties fo:hyphenate="false"/>
    </style:style>
    <style:style style:name="LTHintergrund0" style:display-name="??????? 1~LT~Hintergrund" style:family="paragraph">
      <style:paragraph-properties style:text-autospace="none"/>
      <style:text-properties fo:hyphenate="false"/>
    </style:style>
    <style:style style:name="WW-10" style:display-name="WW-?????????1" style:family="paragraph">
      <style:paragraph-properties style:text-autospace="none" fo:line-height="90%"/>
      <style:text-properties style:font-name="Mangal" style:font-name-asian="Mangal" style:font-name-complex="Mangal" fo:color="#000000" fo:font-size="18pt" style:font-size-asian="18pt" style:font-size-complex="18pt" fo:hyphenate="false"/>
    </style:style>
    <style:style style:name="WW-11" style:display-name="WW-????????? 11" style:family="paragraph">
      <style:paragraph-properties style:text-autospace="none" fo:margin-bottom="0.1965in" fo:line-height="90%"/>
      <style:text-properties style:font-name="Mangal" style:font-name-asian="Mangal" style:font-name-complex="Mangal" fo:color="#000000" fo:font-size="28pt" style:font-size-asian="28pt" style:font-size-complex="28pt" fo:hyphenate="false"/>
    </style:style>
    <style:style style:name="WW-21" style:display-name="WW-????????? 21" style:family="paragraph" style:parent-style-name="WW-11">
      <style:paragraph-properties fo:margin-bottom="0.1576in"/>
      <style:text-properties fo:font-size="20pt" style:font-size-asian="20pt" style:font-size-complex="20pt" fo:hyphenate="false"/>
    </style:style>
    <style:style style:name="WW-12" style:display-name="WW-?????????12" style:family="paragraph">
      <style:paragraph-properties style:text-autospace="none" fo:line-height="90%"/>
      <style:text-properties style:font-name="Mangal" style:font-name-asian="Mangal" style:font-name-complex="Mangal" fo:color="#000000" fo:font-size="18pt" style:font-size-asian="18pt" style:font-size-complex="18pt" fo:hyphenate="false"/>
    </style:style>
    <style:style style:name="WW-112" style:display-name="WW-????????? 112" style:family="paragraph">
      <style:paragraph-properties style:text-autospace="none" fo:margin-bottom="0.1965in" fo:line-height="90%"/>
      <style:text-properties style:font-name="Mangal" style:font-name-asian="Mangal" style:font-name-complex="Mangal" fo:color="#000000" fo:font-size="28pt" style:font-size-asian="28pt" style:font-size-complex="28pt" fo:hyphenate="false"/>
    </style:style>
    <style:style style:name="WW-212" style:display-name="WW-????????? 212" style:family="paragraph" style:parent-style-name="WW-112">
      <style:paragraph-properties fo:margin-bottom="0.1576in"/>
      <style:text-properties fo:font-size="20pt" style:font-size-asian="20pt" style:font-size-complex="20pt" fo:hyphenate="false"/>
    </style:style>
    <style:style style:name="StrongEmphasis" style:display-name="Strong Emphasis" style:family="text" style:parent-style-name="Основнойшрифтабзаца">
      <style:text-properties fo:font-weight="bold" style:font-weight-asian="bold" style:font-weight-complex="bold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-wikidata" style:display-name="no-wikidata" style:family="text" style:parent-style-name="Основнойшрифтабзаца"/>
    <style:style style:name="Heading8Char" style:display-name="Heading 8 Char" style:family="text" style:parent-style-name="Основнойшрифтабзаца">
      <style:text-properties style:font-name="Arial" style:font-name-asian="Times New Roman" style:font-name-complex="Arial" fo:font-weight="bold" style:font-weight-asian="bold" style:font-style-complex="italic" fo:font-size="10pt" style:font-size-asian="10pt" style:font-size-complex="12pt" fo:language="uk" fo:country="UA"/>
    </style:style>
    <style:style style:name="BalloonTextChar" style:display-name="Balloon Text Char" style:family="text" style:parent-style-name="Основнойшрифтабзаца">
      <style:text-properties style:font-name="Tahoma" style:font-name-complex="Tahoma" fo:font-size="8pt" style:font-size-asian="8pt" style:font-size-complex="8pt" fo:language="en" fo:country="US"/>
    </style:style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complex="Courier New"/>
    </style:style>
    <style:style style:name="NumberingSymbols" style:display-name="Numbering Symbols" style:family="text">
      <style:text-properties style:font-name="Times New Roman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1" style:display-name="WWNum1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3" style:display-name="WWNum3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4" style:display-name="WWNum4">
      <text:list-level-style-bullet text:level="1" text:style-name="WW_CharLFO4LVL1" text:bullet-char="-">
        <style:list-level-properties/>
        <style:text-properties style:font-name="Times New Roman"/>
      </text:list-level-style-bullet>
      <text:list-level-style-bullet text:level="2" text:style-name="WW_CharLFO4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4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4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6" style:display-name="WW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7LVL1" style:family="text">
      <style:text-properties style:font-name="Times New Roman" fo:font-size="14pt" style:font-size-asian="14pt" style:font-size-complex="14pt"/>
    </style:style>
    <style:style style:name="WW_CharLFO7LVL2" style:family="text">
      <style:text-properties style:font-name="Times New Roman" fo:font-size="14pt" style:font-size-asian="14pt" style:font-size-complex="14pt"/>
    </style:style>
    <style:style style:name="WW_CharLFO7LVL3" style:family="text">
      <style:text-properties style:font-name="Times New Roman" fo:font-size="14pt" style:font-size-asian="14pt" style:font-size-complex="14pt"/>
    </style:style>
    <style:style style:name="WW_CharLFO7LVL4" style:family="text">
      <style:text-properties style:font-name="Times New Roman" fo:font-size="14pt" style:font-size-asian="14pt" style:font-size-complex="14pt"/>
    </style:style>
    <style:style style:name="WW_CharLFO7LVL5" style:family="text">
      <style:text-properties style:font-name="Times New Roman" fo:font-size="14pt" style:font-size-asian="14pt" style:font-size-complex="14pt"/>
    </style:style>
    <style:style style:name="WW_CharLFO7LVL6" style:family="text">
      <style:text-properties style:font-name="Times New Roman" fo:font-size="14pt" style:font-size-asian="14pt" style:font-size-complex="14pt"/>
    </style:style>
    <style:style style:name="WW_CharLFO7LVL7" style:family="text">
      <style:text-properties style:font-name="Times New Roman" fo:font-size="14pt" style:font-size-asian="14pt" style:font-size-complex="14pt"/>
    </style:style>
    <style:style style:name="WW_CharLFO7LVL8" style:family="text">
      <style:text-properties style:font-name="Times New Roman" fo:font-size="14pt" style:font-size-asian="14pt" style:font-size-complex="14pt"/>
    </style:style>
    <style:style style:name="WW_CharLFO7LVL9" style:family="text">
      <style:text-properties style:font-name="Times New Roman" fo:font-size="14pt" style:font-size-asian="14pt" style:font-size-complex="14pt"/>
    </style:style>
    <style:style style:name="WW_CharLFO8LVL1" style:family="text">
      <style:text-properties style:font-name="Times New Roman" fo:font-size="14pt" style:font-size-asian="14pt" style:font-size-complex="14pt"/>
    </style:style>
    <style:style style:name="WW_CharLFO8LVL2" style:family="text">
      <style:text-properties style:font-name="Times New Roman" fo:font-size="14pt" style:font-size-asian="14pt" style:font-size-complex="14pt"/>
    </style:style>
    <style:style style:name="WW_CharLFO8LVL3" style:family="text">
      <style:text-properties style:font-name="Times New Roman" fo:font-size="14pt" style:font-size-asian="14pt" style:font-size-complex="14pt"/>
    </style:style>
    <style:style style:name="WW_CharLFO8LVL4" style:family="text">
      <style:text-properties style:font-name="Times New Roman" fo:font-size="14pt" style:font-size-asian="14pt" style:font-size-complex="14pt"/>
    </style:style>
    <style:style style:name="WW_CharLFO8LVL5" style:family="text">
      <style:text-properties style:font-name="Times New Roman" fo:font-size="14pt" style:font-size-asian="14pt" style:font-size-complex="14pt"/>
    </style:style>
    <style:style style:name="WW_CharLFO8LVL6" style:family="text">
      <style:text-properties style:font-name="Times New Roman" fo:font-size="14pt" style:font-size-asian="14pt" style:font-size-complex="14pt"/>
    </style:style>
    <style:style style:name="WW_CharLFO8LVL7" style:family="text">
      <style:text-properties style:font-name="Times New Roman" fo:font-size="14pt" style:font-size-asian="14pt" style:font-size-complex="14pt"/>
    </style:style>
    <style:style style:name="WW_CharLFO8LVL8" style:family="text">
      <style:text-properties style:font-name="Times New Roman" fo:font-size="14pt" style:font-size-asian="14pt" style:font-size-complex="14pt"/>
    </style:style>
    <style:style style:name="WW_CharLFO8LVL9" style:family="text">
      <style:text-properties style:font-name="Times New Roman" fo:font-size="14pt" style:font-size-asian="14pt" style:font-size-complex="14pt"/>
    </style:style>
    <style:style style:name="WW_CharLFO9LVL1" style:family="text">
      <style:text-properties style:font-name="Times New Roman" fo:font-size="14pt" style:font-size-asian="14pt" style:font-size-complex="14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7">
      <text:list-level-style-number text:level="1" text:style-name="WW_CharLFO7LVL1" style:num-suffix="." style:num-format="1">
        <style:list-level-properties/>
      </text:list-level-style-number>
      <text:list-level-style-number text:level="2" text:style-name="WW_CharLFO7LVL2" style:num-suffix="." style:num-format="1">
        <style:list-level-properties/>
      </text:list-level-style-number>
      <text:list-level-style-number text:level="3" text:style-name="WW_CharLFO7LVL3" style:num-suffix="." style:num-format="1">
        <style:list-level-properties/>
      </text:list-level-style-number>
      <text:list-level-style-number text:level="4" text:style-name="WW_CharLFO7LVL4" style:num-suffix="." style:num-format="1">
        <style:list-level-properties/>
      </text:list-level-style-number>
      <text:list-level-style-number text:level="5" text:style-name="WW_CharLFO7LVL5" style:num-suffix="." style:num-format="1">
        <style:list-level-properties/>
      </text:list-level-style-number>
      <text:list-level-style-number text:level="6" text:style-name="WW_CharLFO7LVL6" style:num-suffix="." style:num-format="1">
        <style:list-level-properties/>
      </text:list-level-style-number>
      <text:list-level-style-number text:level="7" text:style-name="WW_CharLFO7LVL7" style:num-suffix="." style:num-format="1">
        <style:list-level-properties/>
      </text:list-level-style-number>
      <text:list-level-style-number text:level="8" text:style-name="WW_CharLFO7LVL8" style:num-suffix="." style:num-format="1">
        <style:list-level-properties/>
      </text:list-level-style-number>
      <text:list-level-style-number text:level="9" text:style-name="WW_CharLFO7LVL9" style:num-suffix="." style:num-format="1">
        <style:list-level-properties/>
      </text:list-level-style-number>
    </text:list-style>
    <text:list-style style:name="LFO8">
      <text:list-level-style-number text:level="1" text:style-name="WW_CharLFO8LVL1" style:num-suffix="." style:num-format="1">
        <style:list-level-properties/>
      </text:list-level-style-number>
      <text:list-level-style-number text:level="2" text:style-name="WW_CharLFO8LVL2" style:num-suffix="." style:num-format="1">
        <style:list-level-properties/>
      </text:list-level-style-number>
      <text:list-level-style-number text:level="3" text:style-name="WW_CharLFO8LVL3" style:num-suffix="." style:num-format="1">
        <style:list-level-properties/>
      </text:list-level-style-number>
      <text:list-level-style-number text:level="4" text:style-name="WW_CharLFO8LVL4" style:num-suffix="." style:num-format="1">
        <style:list-level-properties/>
      </text:list-level-style-number>
      <text:list-level-style-number text:level="5" text:style-name="WW_CharLFO8LVL5" style:num-suffix="." style:num-format="1">
        <style:list-level-properties/>
      </text:list-level-style-number>
      <text:list-level-style-number text:level="6" text:style-name="WW_CharLFO8LVL6" style:num-suffix="." style:num-format="1">
        <style:list-level-properties/>
      </text:list-level-style-number>
      <text:list-level-style-number text:level="7" text:style-name="WW_CharLFO8LVL7" style:num-suffix="." style:num-format="1">
        <style:list-level-properties/>
      </text:list-level-style-number>
      <text:list-level-style-number text:level="8" text:style-name="WW_CharLFO8LVL8" style:num-suffix="." style:num-format="1">
        <style:list-level-properties/>
      </text:list-level-style-number>
      <text:list-level-style-number text:level="9" text:style-name="WW_CharLFO8LVL9" style:num-suffix="." style:num-format="1">
        <style:list-level-properties/>
      </text:list-level-style-number>
    </text:list-style>
    <text:list-style style:name="LFO9">
      <text:list-level-style-number text:level="1" text:style-name="WW_CharLFO9LVL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er</meta:initial-creator>
    <dc:creator>User</dc:creator>
    <meta:creation-date>2020-09-22T14:25:00Z</meta:creation-date>
    <dc:date>2020-12-04T16:58:00Z</dc:date>
    <meta:template xlink:href="Normal" xlink:type="simple"/>
    <meta:editing-cycles>1</meta:editing-cycles>
    <meta:editing-duration>PT41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4" meta:word-count="361" meta:character-count="2415" meta:row-count="17" meta:non-whitespace-character-count="2058"/>
  </office:meta>
</office:document-meta>
</file>